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"/>
  <manifest:file-entry manifest:full-path="ObjectReplacements/Object 8" manifest:media-type=""/>
  <manifest:file-entry manifest:full-path="ObjectReplacements/Object 10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size="10.5pt" officeooo:paragraph-rsid="000d49da" style:font-size-asian="10.5pt" style:font-size-complex="10.5pt"/>
    </style:style>
    <style:style style:name="P2" style:family="paragraph" style:parent-style-name="Standard">
      <style:text-properties style:font-name="Comic Sans MS" officeooo:rsid="00110a94" officeooo:paragraph-rsid="000d49da"/>
    </style:style>
    <style:style style:name="P3" style:family="paragraph" style:parent-style-name="Standard">
      <style:text-properties style:font-name="Comic Sans MS" fo:font-size="12pt" style:text-underline-style="solid" style:text-underline-width="auto" style:text-underline-color="font-color" officeooo:rsid="00110a94" officeooo:paragraph-rsid="000d49da" style:font-size-asian="12pt" style:font-size-complex="12pt"/>
    </style:style>
    <style:style style:name="P4" style:family="paragraph" style:parent-style-name="Standard">
      <style:text-properties style:font-name="Comic Sans MS" fo:font-size="12pt" officeooo:rsid="00110a94" officeooo:paragraph-rsid="000d49da" style:font-size-asian="12pt" style:font-size-complex="12pt"/>
    </style:style>
    <style:style style:name="P5" style:family="paragraph" style:parent-style-name="Standard">
      <style:text-properties style:font-name="Comic Sans MS" officeooo:paragraph-rsid="000d49da"/>
    </style:style>
    <style:style style:name="P6" style:family="paragraph" style:parent-style-name="Standard">
      <style:text-properties officeooo:paragraph-rsid="000d49da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style:font-name="Comic Sans MS" fo:font-size="12pt" officeooo:rsid="00110a94" style:font-size-asian="12pt" style:font-size-complex="12pt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STI2DA</text:p>
      <text:p text:style-name="P5">Nom : <text:s text:c="67"/>le :</text:p>
      <text:p text:style-name="P5"><text:span text:style-name="T1"><text:s text:c="12"/></text:span></text:p>
      <text:p text:style-name="P5"><text:span text:style-name="T1"><text:s text:c="11"/>Interrogation de mathématiques</text:span></text:p>
      <text:p text:style-name="P3"/>
      <text:p text:style-name="P4">Dans un repère orthonormé  A(-5;1) , B(2;3) et C(4 ;-4)</text:p>
      <text:p text:style-name="P4"/>
      <text:p text:style-name="P4">1) Calculer les coordonnées de <draw:frame draw:style-name="fr1" draw:name="Objet1" text:anchor-type="as-char" svg:y="-0.473cm" svg:width="0.824cm" svg:height="0.596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text:s/>et <draw:frame draw:style-name="fr1" draw:name="Objet2" text:anchor-type="as-char" svg:y="-0.466cm" svg:width="0.85cm" svg:height="0.589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.</text:p>
      <text:p text:style-name="P4">2) Calculer les longueurs AB et AC.</text:p>
      <text:p text:style-name="P4">3) Déterminer la valeur de <draw:frame draw:style-name="fr1" draw:name="Objet3" text:anchor-type="as-char" svg:y="-0.473cm" svg:width="1.633cm" svg:height="0.596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.</text:p>
      <text:p text:style-name="P4">4) Exprimer <draw:frame draw:style-name="fr1" draw:name="Objet4" text:anchor-type="as-char" svg:y="-0.473cm" svg:width="1.633cm" svg:height="0.596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en fonction des longueurs AB et AC et de l’angle <draw:frame draw:style-name="fr1" draw:name="Objet5" text:anchor-type="as-char" svg:y="-0.467cm" svg:width="1.087cm" svg:height="0.591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.</text:p>
      <text:p text:style-name="P6"><text:span text:style-name="T2">5) Déduire des deux réponses précédentes la mesure arrondie au degré près de l’angle </text:span><text:span text:style-name="T2"><draw:frame draw:style-name="fr1" draw:name="Objet6" text:anchor-type="as-char" svg:y="-0.467cm" svg:width="1.087cm" svg:height="0.591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2">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TSTI2DA</text:p>
      <text:p text:style-name="P5">Nom : <text:s text:c="67"/>le :</text:p>
      <text:p text:style-name="P5"><text:span text:style-name="T1"><text:s text:c="12"/></text:span></text:p>
      <text:p text:style-name="P5"><text:span text:style-name="T1"><text:s text:c="11"/>Interrogation de mathématiques</text:span></text:p>
      <text:p text:style-name="P3"/>
      <text:p text:style-name="P4">Dans un repère orthonormé  A(-5;1) , B(2;3) et C(4 ;-4)</text:p>
      <text:p text:style-name="P4"/>
      <text:p text:style-name="P4">1) Calculer les coordonnées de <draw:frame draw:style-name="fr1" draw:name="Objet7" text:anchor-type="as-char" svg:y="-0.473cm" svg:width="0.824cm" svg:height="0.596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text:s/>et <draw:frame draw:style-name="fr1" draw:name="Objet8" text:anchor-type="as-char" svg:y="-0.466cm" svg:width="0.85cm" svg:height="0.589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.</text:p>
      <text:p text:style-name="P4">2) Calculer les longueurs AB et AC.</text:p>
      <text:p text:style-name="P4">3) Déterminer la valeur de <draw:frame draw:style-name="fr1" draw:name="Objet9" text:anchor-type="as-char" svg:y="-0.473cm" svg:width="1.633cm" svg:height="0.596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.</text:p>
      <text:p text:style-name="P4">4) Exprimer <draw:frame draw:style-name="fr1" draw:name="Objet10" text:anchor-type="as-char" svg:y="-0.473cm" svg:width="1.633cm" svg:height="0.596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en fonction des longueurs AB et AC et de l’angle <draw:frame draw:style-name="fr1" draw:name="Objet11" text:anchor-type="as-char" svg:y="-0.467cm" svg:width="1.087cm" svg:height="0.591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.</text:p>
      <text:p text:style-name="P6"><text:span text:style-name="T2">5) Déduire des deux réponses précédentes la mesure arrondie au degré près de l’angle </text:span><text:span text:style-name="T2"><draw:frame draw:style-name="fr1" draw:name="Objet12" text:anchor-type="as-char" svg:y="-0.467cm" svg:width="1.087cm" svg:height="0.591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2">.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0.497cm">
          <style:column style:rel-width="7284*" fo:start-indent="0cm" fo:end-indent="0.249cm"/>
          <style:column style:rel-width="7286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1T12:16:18.613000000</meta:creation-date>
    <dc:date>2020-11-01T12:18:56.603000000</dc:date>
    <meta:editing-duration>PT2M38S</meta:editing-duration>
    <meta:editing-cycles>1</meta:editing-cycles>
    <meta:document-statistic meta:table-count="0" meta:image-count="0" meta:object-count="12" meta:page-count="1" meta:paragraph-count="20" meta:word-count="132" meta:character-count="878" meta:non-whitespace-character-count="580"/>
    <meta:generator>LibreOffice/6.4.2.2$Windows_X86_64 LibreOffice_project/4e471d8c02c9c90f512f7f9ead8875b57fcb1ec3</meta:generator>
  </office:meta>
</office:document-meta>
</file>

<file path=Object 1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widevec{AB}</annotation>
  </semantics>
</math>
</file>

<file path=Object 10/content.xml><?xml version="1.0" encoding="utf-8"?>
<math xmlns="http://www.w3.org/1998/Math/MathML" display="block">
  <semantics>
    <mrow>
      <mover accent="true">
        <mi mathvariant="italic">AB</mi>
        <mo stretchy="true">⃗</mo>
      </mover>
      <mn>.</mn>
      <mover accent="true">
        <mi mathvariant="italic">AC</mi>
        <mo stretchy="true">⃗</mo>
      </mover>
    </mrow>
    <annotation encoding="StarMath 5.0">widevec{AB}.widevec{AC}</annotation>
  </semantics>
</math>
</file>

<file path=Object 11/content.xml><?xml version="1.0" encoding="utf-8"?>
<math xmlns="http://www.w3.org/1998/Math/MathML" display="block">
  <semantics>
    <mover accent="true">
      <mi mathvariant="italic">BAC</mi>
      <mo stretchy="true">^</mo>
    </mover>
    <annotation encoding="StarMath 5.0"> widehat {BAC} </annotation>
  </semantics>
</math>
</file>

<file path=Object 12/content.xml><?xml version="1.0" encoding="utf-8"?>
<math xmlns="http://www.w3.org/1998/Math/MathML" display="block">
  <semantics>
    <mover accent="true">
      <mi mathvariant="italic">BAC</mi>
      <mo stretchy="true">^</mo>
    </mover>
    <annotation encoding="StarMath 5.0"> widehat {BAC} </annotation>
  </semantics>
</math>
</file>

<file path=Object 2/content.xml><?xml version="1.0" encoding="utf-8"?>
<math xmlns="http://www.w3.org/1998/Math/MathML" display="block">
  <semantics>
    <mover accent="true">
      <mi mathvariant="italic">AC</mi>
      <mo stretchy="true">⃗</mo>
    </mover>
    <annotation encoding="StarMath 5.0">widevec{AC}</annotation>
  </semantics>
</math>
</file>

<file path=Object 3/content.xml><?xml version="1.0" encoding="utf-8"?>
<math xmlns="http://www.w3.org/1998/Math/MathML" display="block">
  <semantics>
    <mrow>
      <mover accent="true">
        <mi mathvariant="italic">AB</mi>
        <mo stretchy="true">⃗</mo>
      </mover>
      <mn>.</mn>
      <mover accent="true">
        <mi mathvariant="italic">AC</mi>
        <mo stretchy="true">⃗</mo>
      </mover>
    </mrow>
    <annotation encoding="StarMath 5.0">widevec{AB}.widevec{AC}</annotation>
  </semantics>
</math>
</file>

<file path=Object 4/content.xml><?xml version="1.0" encoding="utf-8"?>
<math xmlns="http://www.w3.org/1998/Math/MathML" display="block">
  <semantics>
    <mrow>
      <mover accent="true">
        <mi mathvariant="italic">AB</mi>
        <mo stretchy="true">⃗</mo>
      </mover>
      <mn>.</mn>
      <mover accent="true">
        <mi mathvariant="italic">AC</mi>
        <mo stretchy="true">⃗</mo>
      </mover>
    </mrow>
    <annotation encoding="StarMath 5.0">widevec{AB}.widevec{AC}</annotation>
  </semantics>
</math>
</file>

<file path=Object 5/content.xml><?xml version="1.0" encoding="utf-8"?>
<math xmlns="http://www.w3.org/1998/Math/MathML" display="block">
  <semantics>
    <mover accent="true">
      <mi mathvariant="italic">BAC</mi>
      <mo stretchy="true">^</mo>
    </mover>
    <annotation encoding="StarMath 5.0"> widehat {BAC} </annotation>
  </semantics>
</math>
</file>

<file path=Object 6/content.xml><?xml version="1.0" encoding="utf-8"?>
<math xmlns="http://www.w3.org/1998/Math/MathML" display="block">
  <semantics>
    <mover accent="true">
      <mi mathvariant="italic">BAC</mi>
      <mo stretchy="true">^</mo>
    </mover>
    <annotation encoding="StarMath 5.0"> widehat {BAC} </annotation>
  </semantics>
</math>
</file>

<file path=Object 7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widevec{AB}</annotation>
  </semantics>
</math>
</file>

<file path=Object 8/content.xml><?xml version="1.0" encoding="utf-8"?>
<math xmlns="http://www.w3.org/1998/Math/MathML" display="block">
  <semantics>
    <mover accent="true">
      <mi mathvariant="italic">AC</mi>
      <mo stretchy="true">⃗</mo>
    </mover>
    <annotation encoding="StarMath 5.0">widevec{AC}</annotation>
  </semantics>
</math>
</file>

<file path=Object 9/content.xml><?xml version="1.0" encoding="utf-8"?>
<math xmlns="http://www.w3.org/1998/Math/MathML" display="block">
  <semantics>
    <mrow>
      <mover accent="true">
        <mi mathvariant="italic">AB</mi>
        <mo stretchy="true">⃗</mo>
      </mover>
      <mn>.</mn>
      <mover accent="true">
        <mi mathvariant="italic">AC</mi>
        <mo stretchy="true">⃗</mo>
      </mover>
    </mrow>
    <annotation encoding="StarMath 5.0">widevec{AB}.widevec{AC}</annotation>
  </semantics>
</math>
</file>